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Renderer.getLanguag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useColor(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isImageInlined( ImageInfo 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SRenderer.endVP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writeH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SRenderer.isOptimiz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concatMatrix( double [ ] matr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drawBorderLine( float x1 , float y1 , float x2 , float y2 , boolean horz , boolean startOrBefore , int style , Color col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3">
            <text:p text:style-name="Table_20_Contents">83</text:p>
          </table:table-cell>
          <table:table-cell office:value-type="float" office:value="151">
            <text:p text:style-name="Table_20_Contents">151</text:p>
          </table:table-cell>
        </table:table-row>
        <table:table-row>
          <table:table-cell office:value-type="string">
            <text:p text:style-name="Table_20_Contents">PSRenderer.concatenateTransformationMatrix( AffineTransform 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intValueOf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Renderer.writeText( AbstractTextArea area , String text , int start , int len , int [ ] letterAdjust , int fontsize , Typeface tf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SRenderer.concatMatrix( double a , double b , double c , double d , double e , doub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getGraphics2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getFormFlav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Renderer.writeEnclosedExtensionAttachments( Collection attachment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Renderer.writeEnclosedExtensionAttachment( PSExtensionAttachment attach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SRenderer.breakOutOfStateSta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SRenderer.saveGraphics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Renderer.renderSpace( SpaceArea 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Renderer.setLanguageLevel( int 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startVParea( CTM ctm , Rectangle2D clipping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renderBlockViewport( BlockViewport bv , List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Renderer.getTypeface( String 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fillRect( float x , float y , float width , float heigh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Renderer.setUserAgent( FOUserAgent ag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SRenderer.drawLine( float startx , float starty , float endx , float en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mov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renderPage( PageViewport pag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PSRenderer.renderInlineParent( InlineParent 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end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updateColor( Color col , boolean fi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clipRect( float x , float y , float width , floa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Renderer.comment( String com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Renderer.getImag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startRenderer(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SRenderer.lin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writeSetupCodeList( List setupCodeList , String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SRenderer.getPostScriptNameForFontKey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SRenderer.rmov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drawBackAndBorders( Area area , float startx , float starty , float width , float heigh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Renderer.setDSCCompliant( boolean dscCompl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restoreGraphics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Renderer.isImageInlined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movetoCurr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createRendererContext( int x , int y , int width , int height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isAutoRotateLand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booleanValueOf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Renderer.setOptimizeResource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drawImage( String uri , Rectangle2D pos , Map foreignAttribut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PSRenderer.renderLeader( Leader are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PSRenderer.processOffDocumentItem( OffDocumentItem oDI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SRenderer.rewritePostScriptFi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SRenderer.stopRender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SRenderer.getPSResourceForFontKey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Renderer.getFormForImage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Renderer.renderWord( WordArea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Renderer.handleIOTrouble( IOException io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Renderer.renderText( TextArea are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SRenderer.useFont( String key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Renderer.clo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getInlineFlav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Renderer.setSafeSetPageDevice( boolean safeSetPageDe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renderText( AbstractTextArea area , String text , int [ ] letterAdju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SRenderer.writeln( String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restoreStateStackAfterBreakOut( List breakOut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SRenderer.paintImage( RenderedImage image , RendererContext context ,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Renderer.renderRegionViewport( RegionViewpor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begin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Renderer.resolv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.setAutoRotateLandscap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